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8pt" officeooo:rsid="0012faf2" officeooo:paragraph-rsid="0012faf2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1480ab" officeooo:paragraph-rsid="001480ab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1480ab" officeooo:paragraph-rsid="00167add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15d42b" officeooo:paragraph-rsid="001480ab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15d42b" officeooo:paragraph-rsid="0015d42b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1705e6" officeooo:paragraph-rsid="001705e6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180228" officeooo:paragraph-rsid="00180228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19f6d7" officeooo:paragraph-rsid="0019f6d7" style:font-size-asian="15.75pt" style:font-size-complex="18pt"/>
    </style:style>
    <style:style style:name="T1" style:family="text">
      <style:text-properties officeooo:rsid="0015d42b"/>
    </style:style>
    <style:style style:name="T2" style:family="text">
      <style:text-properties officeooo:rsid="001629c1"/>
    </style:style>
    <style:style style:name="T3" style:family="text">
      <style:text-properties officeooo:rsid="00167a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] static ke<text:span text:style-name="T1">yword :- </text:span></text:p>
      <text:p text:style-name="P3"><text:tab/>-&gt; <text:span text:style-name="T3">use static when you want private /isolation per file.</text:span></text:p>
      <text:p text:style-name="P4"><text:tab/></text:p>
      <text:p text:style-name="P4"/>
      <text:p text:style-name="P5">2] extern bool p;</text:p>
      <text:p text:style-name="P5"><text:tab/>-&gt; it is a promise to the complier that variable exists somewhere else.</text:p>
      <text:p text:style-name="P5"><text:tab/>-&gt; <text:span text:style-name="T2">You have made promises in the header, but you haven’t actually created the memory (the defination) in any .cpp files.</text:span></text:p>
      <text:p text:style-name="P5"/>
      <text:p text:style-name="P6">3] inline function :- C++17</text:p>
      <text:p text:style-name="P6"/>
      <text:p text:style-name="P7">4] using struct ImmutableState{};</text:p>
      <text:p text:style-name="P7"/>
      <text:p text:style-name="P8">5] checkWhatIfElseReturnOnConditionNULL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/>
      <text:p text:style-name="P8"><text:s text:c="8"/>if(NULL)</text:p>
      <text:p text:style-name="P8"><text:s text:c="8"/>{</text:p>
      <text:p text:style-name="P8"><text:s text:c="16"/>cout&lt;&lt;"it is NULL\n 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else part\n False \n";</text:p>
      <text:p text:style-name="P8"><text:soft-page-break/></text:p>
      <text:p text:style-name="P8"><text:s text:c="8"/>}</text:p>
      <text:p text:style-name="P8"/>
      <text:p text:style-name="P8"><text:s text:c="8"/>return 0;</text:p>
      <text:p text:style-name="P8"/>
      <text:p text:style-name="P8">-&gt; [root@PTLD-3:/tmpdata/Rushikesh_27022026]# ./checkWhatIfElseReturnOnConditionNULL </text:p>
      <text:p text:style-name="P8">else part</text:p>
      <text:p text:style-name="P8"><text:s/>False </text:p>
      <text:p text:style-name="P8"/>
      <text:p text:style-name="P8"/>
      <text:p text:style-name="P8">checkWhatIfElseReturnOnCondition_Zero_0_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8"/>if(0)</text:p>
      <text:p text:style-name="P8"><text:s text:c="8"/>{</text:p>
      <text:p text:style-name="P8"><text:s text:c="16"/>cout&lt;&lt;"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False\n";</text:p>
      <text:p text:style-name="P8"><text:s text:c="8"/>}</text:p>
      <text:p text:style-name="P8"/>
      <text:p text:style-name="P8"><text:s text:c="8"/>return 0;</text:p>
      <text:p text:style-name="P8">}</text:p>
      <text:p text:style-name="P8"/>
      <text:p text:style-name="P8"/>
      <text:p text:style-name="P8"><text:soft-page-break/>[root@PTLD-3:/tmpdata/Rushikesh_27022026]# ./checkWhatIfElseReturnOnCondition_Zero_0_</text:p>
      <text:p text:style-name="P8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43:34.256611585</meta:creation-date>
    <dc:date>2026-04-06T16:42:56.891548027</dc:date>
    <meta:editing-duration>PT3H17M4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42" meta:word-count="116" meta:character-count="1039" meta:non-whitespace-character-count="780"/>
  </office:meta>
</office:document-meta>
</file>